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aa85" officeooo:paragraph-rsid="0009aa85"/>
    </style:style>
    <style:style style:name="P2" style:family="paragraph" style:parent-style-name="Standard" style:list-style-name="L1">
      <style:text-properties officeooo:rsid="0009aa85" officeooo:paragraph-rsid="0009aa85"/>
    </style:style>
    <style:style style:name="P3" style:family="paragraph" style:parent-style-name="Text_20_body">
      <style:text-properties officeooo:rsid="0009aa85" officeooo:paragraph-rsid="0009aa85"/>
    </style:style>
    <style:style style:name="P4" style:family="paragraph" style:parent-style-name="Text_20_body">
      <style:text-properties officeooo:rsid="000adcda" officeooo:paragraph-rsid="000adcda"/>
    </style:style>
    <style:style style:name="P5" style:family="paragraph" style:parent-style-name="Heading_20_1">
      <style:text-properties officeooo:rsid="000adcda" officeooo:paragraph-rsid="000adcda"/>
    </style:style>
    <style:style style:name="T1" style:family="text">
      <style:text-properties officeooo:rsid="0009aa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al-rt 5600</text:h>
      <text:p text:style-name="P1">cómo arrancar una simulacion?</text:p>
      <text:list xml:id="list706092043" text:style-name="L1">
        <text:list-item>
          <text:p text:style-name="P2">Solo simulado (SIL)</text:p>
        </text:list-item>
        <text:list-item>
          <text:p text:style-name="P2">algunas señales del circuito que salgan en:</text:p>
          <text:list>
            <text:list-item>
              <text:p text:style-name="P2">Qué nivel de salida (+/-12V , +/-5V)</text:p>
            </text:list-item>
            <text:list-item>
              <text:p text:style-name="P2"><text:s/>analógico al osciloscopio.</text:p>
            </text:list-item>
            <text:list-item>
              <text:p text:style-name="P2">Digital (solo un bit):</text:p>
              <text:list>
                <text:list-item>
                  <text:p text:style-name="P2">Si es de entrada, se podría disparar un convertidor de <text:s/>IGBT simulado</text:p>
                </text:list-item>
              </text:list>
            </text:list-item>
            <text:list-item>
              <text:p text:style-name="P2">Puerto serie(RS232)/ethernet? Para monitorizar/activar en otro pc conectado por Ethernet.</text:p>
            </text:list-item>
          </text:list>
        </text:list-item>
      </text:list>
      <text:p text:style-name="P1"/>
      <text:h text:style-name="Heading_20_1" text:outline-level="1">Dspace</text:h>
      <text:p text:style-name="P3">Cómo se arranca una simulacion?</text:p>
      <text:p text:style-name="P3">Se generan señales analógicas (senoides) y digitales (contactos on/off)</text:p>
      <text:p text:style-name="P3"><text:tab/>qué niveles de tensión? (+/-12V , +/-5V)</text:p>
      <text:p text:style-name="P3"><text:tab/>Tiene interface de Ethernet?</text:p>
      <text:p text:style-name="P3">RS232?</text:p>
      <text:p text:style-name="P3"/>
      <text:h text:style-name="Heading_20_1" text:outline-level="1">Elgar 5250A 10500</text:h>
      <text:p text:style-name="P4">Se puede entrar por los conectores de entrada (qué niveles <text:span text:style-name="T1">+/-12V </text:span>) para generar la tensión de salida (220V) ?</text:p>
      <text:p text:style-name="P3"/>
      <text:h text:style-name="P5" text:outline-level="1">PC's</text:h>
      <text:p text:style-name="P4">Sí que tiene puerto serie: Serviría para controlar el OpalRt</text:p>
      <text:p text:style-name="P4">También por Ethernet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5S</meta:editing-duration>
    <meta:editing-cycles>3</meta:editing-cycles>
    <meta:generator>LibreOffice/5.4.3.2$Windows_X86_64 LibreOffice_project/92a7159f7e4af62137622921e809f8546db437e5</meta:generator>
    <dc:date>2018-11-28T21:11:20.533000000</dc:date>
    <meta:document-statistic meta:table-count="0" meta:image-count="0" meta:object-count="0" meta:page-count="1" meta:paragraph-count="20" meta:word-count="123" meta:character-count="749" meta:non-whitespace-character-count="649"/>
    <meta:user-defined meta:name="Info 1"/>
    <meta:user-defined meta:name="Info 2"/>
    <meta:user-defined meta:name="Info 3"/>
    <meta:user-defined meta:name="Info 4"/>
  </office:meta>
</office:document-meta>
</file>